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halkduster" svg:font-family="Chalkduster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83caff" draw:textarea-horizontal-align="justify" draw:textarea-vertical-align="middle" draw:auto-grow-height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579d1c" draw:textarea-horizontal-align="justify" draw:textarea-vertical-align="middle" draw:auto-grow-height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c5000b" draw:textarea-horizontal-align="justify" draw:textarea-vertical-align="middle" draw:auto-grow-height="false"/>
      <style:paragraph-properties style:writing-mode="lr-tb"/>
    </style:style>
    <style:style style:name="gr5" style:family="graphic" style:parent-style-name="objectwithoutfill">
      <style:graphic-properties draw:stroke="dash" draw:stroke-dash="Fine_20_Dashed" svg:stroke-width="0.1cm" svg:stroke-color="#3465a4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="solid" draw:fill-color="#ff9966" draw:textarea-horizontal-align="justify" draw:textarea-vertical-align="middle" draw:auto-grow-height="false"/>
      <style:paragraph-properties style:writing-mode="lr-tb"/>
    </style:style>
    <style:style style:name="gr7" style:family="graphic" style:parent-style-name="standard">
      <style:graphic-properties svg:stroke-color="#000000" draw:fill="solid" draw:fill-color="#aecf00" draw:textarea-horizontal-align="justify" draw:textarea-vertical-align="middle" draw:auto-grow-height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standard">
      <style:graphic-properties svg:stroke-color="#000000" draw:fill="solid" draw:fill-color="#ffd320" draw:textarea-horizontal-align="justify" draw:textarea-vertical-align="middle" draw:auto-grow-height="false"/>
      <style:paragraph-properties style:writing-mode="lr-tb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objectwithoutfill">
      <style:graphic-properties draw:stroke="dash" draw:stroke-dash="Fine_20_Dashed" svg:stroke-width="0.1cm" svg:stroke-color="#3465a4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cm" draw:marker-start-width="0.05cm" draw:marker-end-width="0.05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svg:stroke-color="#000000" draw:fill="solid" draw:fill-color="#ffffcc" draw:textarea-horizontal-align="justify" draw:textarea-vertical-align="middle" draw:auto-grow-height="false"/>
      <style:paragraph-properties style:writing-mode="lr-tb"/>
    </style:style>
    <style:style style:name="gr15" style:family="graphic" style:parent-style-name="standard">
      <style:graphic-properties svg:stroke-color="#000000" draw:fill="solid" draw:fill-color="#ffcc99" draw:textarea-horizontal-align="justify" draw:textarea-vertical-align="middle" draw:auto-grow-height="false"/>
      <style:paragraph-properties style:writing-mode="lr-tb"/>
    </style:style>
    <style:style style:name="gr16" style:family="graphic" style:parent-style-name="standard">
      <style:graphic-properties svg:stroke-color="#000000" draw:fill="solid" draw:fill-color="#c0c0c0" draw:textarea-horizontal-align="justify" draw:textarea-vertical-align="middle" draw:auto-grow-height="false"/>
      <style:paragraph-properties style:writing-mode="lr-tb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  <style:paragraph-properties style:writing-mode="lr-tb"/>
    </style:style>
    <style:style style:name="gr18" style:family="graphic" style:parent-style-name="objectwithoutfill">
      <style:graphic-properties draw:stroke="dash" draw:stroke-dash="Fine_20_Dashed" svg:stroke-width="0cm" draw:marker-start-width="0.05cm" draw:marker-end-width="0.05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svg:stroke-color="#000000" draw:fill="solid" draw:fill-color="#83caff" draw:textarea-horizontal-align="justify" draw:textarea-vertical-align="middle" draw:auto-grow-height="false" fo:min-height="0.45cm" fo:min-width="2.915cm"/>
      <style:paragraph-properties style:writing-mode="lr-tb"/>
    </style:style>
    <style:style style:name="gr20" style:family="graphic" style:parent-style-name="standard">
      <style:graphic-properties svg:stroke-color="#000000" draw:fill="solid" draw:fill-color="#aecf00" draw:textarea-horizontal-align="justify" draw:textarea-vertical-align="middle" draw:auto-grow-height="false" fo:min-height="0.45cm" fo:min-width="2.915cm"/>
      <style:paragraph-properties style:writing-mode="lr-tb"/>
    </style:style>
    <style:style style:name="gr21" style:family="graphic" style:parent-style-name="standard">
      <style:graphic-properties svg:stroke-color="#000000" draw:fill="solid" draw:fill-color="#ff9966" draw:textarea-horizontal-align="justify" draw:textarea-vertical-align="middle" draw:auto-grow-height="false" fo:min-height="0.451cm" fo:min-width="2.91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 Narrow" fo:font-weight="bold" style:font-weight-asian="bold" style:font-weight-complex="bold"/>
    </style:style>
    <style:style style:name="P3" style:family="paragraph">
      <loext:graphic-properties draw:fill="solid" draw:fill-color="#83caff"/>
      <style:paragraph-properties fo:text-align="center"/>
      <style:text-properties style:font-name="Liberation Sans Narrow"/>
    </style:style>
    <style:style style:name="P4" style:family="paragraph">
      <loext:graphic-properties draw:fill="solid" draw:fill-color="#579d1c"/>
      <style:paragraph-properties fo:text-align="center"/>
      <style:text-properties style:font-name="Liberation Sans Narrow" fo:font-weight="bold" style:font-weight-asian="bold" style:font-weight-complex="bold"/>
    </style:style>
    <style:style style:name="P5" style:family="paragraph">
      <loext:graphic-properties draw:fill="solid" draw:fill-color="#c5000b"/>
      <style:paragraph-properties fo:text-align="center"/>
      <style:text-properties style:font-name="Liberation Sans Narrow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9966"/>
      <style:paragraph-properties fo:text-align="center"/>
      <style:text-properties style:font-name="Liberation Sans Narrow"/>
    </style:style>
    <style:style style:name="P8" style:family="paragraph">
      <loext:graphic-properties draw:fill="solid" draw:fill-color="#ff9966"/>
      <style:paragraph-properties fo:text-align="center"/>
      <style:text-properties style:font-name="Liberation Sans Narrow" fo:font-weight="normal" style:font-weight-asian="normal" style:font-weight-complex="normal"/>
    </style:style>
    <style:style style:name="P9" style:family="paragraph">
      <loext:graphic-properties draw:fill="solid" draw:fill-color="#aecf00"/>
      <style:paragraph-properties fo:text-align="center"/>
      <style:text-properties style:font-name="Liberation Sans Narrow"/>
    </style:style>
    <style:style style:name="P10" style:family="paragraph">
      <loext:graphic-properties draw:fill="solid" draw:fill-color="#ffd320"/>
      <style:paragraph-properties fo:text-align="center"/>
      <style:text-properties style:font-name="Liberation Sans Narrow" fo:font-weight="bold" style:font-weight-asian="bold" style:font-weight-complex="bold"/>
    </style:style>
    <style:style style:name="P11" style:family="paragraph">
      <loext:graphic-properties draw:fill="solid" draw:fill-color="#ffffcc"/>
      <style:paragraph-properties fo:text-align="center"/>
      <style:text-properties style:font-name="Liberation Sans Narrow"/>
    </style:style>
    <style:style style:name="P12" style:family="paragraph">
      <loext:graphic-properties draw:fill="solid" draw:fill-color="#ffcc99"/>
      <style:paragraph-properties fo:text-align="center"/>
      <style:text-properties style:font-name="Liberation Sans Narrow"/>
    </style:style>
    <style:style style:name="P13" style:family="paragraph">
      <loext:graphic-properties draw:fill="solid" draw:fill-color="#c0c0c0"/>
      <style:paragraph-properties fo:text-align="center"/>
      <style:text-properties style:font-name="Liberation Sans Narrow" fo:font-weight="bold" style:font-weight-asian="bold" style:font-weight-complex="bold"/>
    </style:style>
    <style:style style:name="P14" style:family="paragraph">
      <loext:graphic-properties draw:fill="solid" draw:fill-color="#ffffff"/>
      <style:paragraph-properties fo:text-align="center"/>
      <style:text-properties style:font-name="Liberation Sans Narrow"/>
    </style:style>
    <style:style style:name="P15" style:family="paragraph">
      <style:text-properties fo:color="#808080" loext:opacity="100%" style:font-name="Chalkduster"/>
    </style:style>
    <style:style style:name="P16" style:family="paragraph">
      <loext:graphic-properties draw:fill="none" draw:fill-color="#ffffff"/>
      <style:text-properties fo:color="#808080" loext:opacity="100%" style:font-name="Chalkduster"/>
    </style:style>
    <style:style style:name="P17" style:family="paragraph">
      <style:paragraph-properties fo:text-align="center"/>
      <style:text-properties fo:color="#808080" loext:opacity="100%" style:font-name="Chalkduster"/>
    </style:style>
    <style:style style:name="P18" style:family="paragraph">
      <loext:graphic-properties draw:fill="none" draw:fill-color="#ffffff"/>
      <style:paragraph-properties fo:text-align="center"/>
      <style:text-properties fo:color="#808080" loext:opacity="100%" style:font-name="Chalkduster" fo:font-size="14pt" style:font-size-asian="14pt" style:font-size-complex="14pt"/>
    </style:style>
    <style:style style:name="P19" style:family="paragraph">
      <style:paragraph-properties fo:text-align="center"/>
      <style:text-properties fo:color="#808080" loext:opacity="100%" style:font-name="Chalkduster" fo:font-size="36pt" style:font-size-asian="36pt" style:font-size-complex="36pt"/>
    </style:style>
    <style:style style:name="P20" style:family="paragraph">
      <loext:graphic-properties draw:fill="none" draw:fill-color="#ffffff"/>
      <style:paragraph-properties fo:text-align="center"/>
      <style:text-properties fo:color="#808080" loext:opacity="100%" style:font-name="Chalkduster" fo:font-size="36pt" style:font-size-asian="36pt" style:font-size-complex="36pt"/>
    </style:style>
    <style:style style:name="T1" style:family="text">
      <style:text-properties style:font-name="Liberation Sans Narrow" fo:font-weight="bold" style:font-weight-asian="bold" style:font-weight-complex="bold"/>
    </style:style>
    <style:style style:name="T2" style:family="text">
      <style:text-properties style:font-name="Liberation Sans Narrow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Liberation Sans Narrow"/>
    </style:style>
    <style:style style:name="T4" style:family="text">
      <style:text-properties style:font-name="Liberation Sans Narrow" fo:font-weight="normal" style:font-weight-asian="normal" style:font-weight-complex="normal"/>
    </style:style>
    <style:style style:name="T5" style:family="text">
      <style:text-properties style:font-name="Chalkduster" fo:font-size="36pt" style:font-size-asian="36pt" style:font-size-complex="36pt"/>
    </style:style>
    <style:style style:name="T6" style:family="text">
      <style:text-properties style:font-name="Chalkduster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489cm" svg:height="1.55cm" svg:x="3.26cm" svg:y="11.24cm">
          <text:p text:style-name="P1"><text:span text:style-name="T1">NODE 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488cm" svg:height="1.549cm" svg:x="7.115cm" svg:y="11.241cm">
          <text:p text:style-name="P1"><text:span text:style-name="T1">NODE 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489cm" svg:height="1.549cm" svg:x="16.751cm" svg:y="11.241cm">
          <text:p text:style-name="P1"><text:span text:style-name="T1">NODE </text:span><text:span text:style-name="T2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489cm" svg:height="1.55cm" svg:x="10.969cm" svg:y="11.241cm">
          <text:p text:style-name="P1"><text:span text:style-name="T1">NODE 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2" draw:id="id12" draw:layer="layout" svg:width="3.489cm" svg:height="0.775cm" svg:x="3.261cm" svg:y="13.411cm">
          <text:p text:style-name="P1"><text:span text:style-name="T3">Featur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3.489cm" svg:height="0.775cm" svg:x="3.262cm" svg:y="14.574cm">
          <text:p text:style-name="P1"><text:span text:style-name="T3">Feature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4" draw:id="id14" draw:layer="layout" svg:width="3.489cm" svg:height="0.774cm" svg:x="3.263cm" svg:y="16.963cm">
          <text:p text:style-name="P1"><text:span text:style-name="T3">Location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5" draw:id="id15" draw:layer="layout" svg:width="3.489cm" svg:height="0.774cm" svg:x="3.264cm" svg:y="18.126cm">
          <text:p text:style-name="P1"><text:span text:style-name="T3">Docu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3.488cm" svg:height="1.551cm" svg:x="8.316cm" svg:y="6.382cm">
          <text:p text:style-name="P1"><text:span text:style-name="T1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3.489cm" svg:height="1.551cm" svg:x="15.701cm" svg:y="6.382cm">
          <text:p text:style-name="P1"><text:span text:style-name="T1">PR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10.06cm" svg:y1="7.933cm" svg:x2="5.004cm" svg:y2="11.24cm" draw:start-shape="id1" draw:start-glue-point="2" draw:end-shape="id2" draw:end-glue-point="0" svg:d="M10060 7933c0 2481-5056 828-5056 3307" svg:viewBox="0 0 5057 3308">
          <text:p/>
        </draw:connector>
        <draw:connector draw:style-name="gr5" draw:text-style-name="P6" draw:layer="layout" draw:type="curve" svg:x1="10.06cm" svg:y1="7.933cm" svg:x2="8.859cm" svg:y2="11.241cm" draw:start-shape="id1" draw:start-glue-point="2" draw:end-shape="id3" draw:end-glue-point="0" svg:d="M10060 7933c0 2481-1201 827-1201 3308" svg:viewBox="0 0 1202 3309">
          <text:p/>
        </draw:connector>
        <draw:connector draw:style-name="gr5" draw:text-style-name="P6" draw:layer="layout" draw:type="curve" svg:x1="17.445cm" svg:y1="7.933cm" svg:x2="18.495cm" svg:y2="11.241cm" draw:start-shape="id4" draw:start-glue-point="2" draw:end-shape="id5" draw:end-glue-point="0" svg:d="M17445 7933c0 2481 1050 827 1050 3308" svg:viewBox="0 0 1051 3309">
          <text:p/>
        </draw:connector>
        <draw:connector draw:style-name="gr5" draw:text-style-name="P6" draw:layer="layout" draw:type="curve" svg:x1="17.445cm" svg:y1="7.933cm" svg:x2="12.713cm" svg:y2="11.241cm" draw:start-shape="id4" draw:start-glue-point="2" draw:end-shape="id6" draw:end-glue-point="0" svg:d="M17445 7933c0 2481-4732 827-4732 3308" svg:viewBox="0 0 4733 3309">
          <text:p/>
        </draw:connector>
        <draw:connector draw:style-name="gr5" draw:text-style-name="P6" draw:layer="layout" draw:type="curve" svg:x1="17.445cm" svg:y1="7.933cm" svg:x2="8.859cm" svg:y2="11.241cm" draw:start-shape="id4" draw:start-glue-point="2" draw:end-shape="id3" draw:end-glue-point="0" svg:d="M17445 7933c0 2481-8586 827-8586 3308" svg:viewBox="0 0 8587 3309">
          <text:p/>
        </draw:connector>
        <draw:connector draw:style-name="gr5" draw:text-style-name="P6" draw:layer="layout" draw:type="curve" svg:x1="6.749cm" svg:y1="16.123cm" svg:x2="12.713cm" svg:y2="12.791cm" draw:start-shape="id7" draw:start-glue-point="1" draw:end-shape="id6" draw:end-glue-point="2" svg:d="M6749 16123c3976 0 5964-1110 5964-3332" svg:viewBox="0 0 5965 3333">
          <text:p/>
        </draw:connector>
        <draw:custom-shape draw:style-name="gr2" draw:text-style-name="P3" xml:id="id8" draw:id="id8" draw:layer="layout" svg:width="3.489cm" svg:height="0.775cm" svg:x="16.751cm" svg:y="13.411cm">
          <text:p text:style-name="P1"><text:span text:style-name="T3">Feature 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6" draw:id="id16" draw:layer="layout" svg:width="3.489cm" svg:height="0.775cm" svg:x="16.751cm" svg:y="14.574cm">
          <text:p text:style-name="P1"><text:span text:style-name="T3">Feature 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7" draw:id="id17" draw:layer="layout" svg:width="3.489cm" svg:height="0.775cm" svg:x="16.751cm" svg:y="16.899cm">
          <text:p text:style-name="P1"><text:span text:style-name="T3">Location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3.489cm" svg:height="0.774cm" svg:x="3.26cm" svg:y="15.736cm">
          <text:p text:style-name="P1"><text:span text:style-name="T3">Feature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8.859cm" svg:y1="12.79cm" svg:x2="16.751cm" svg:y2="13.798cm" draw:start-shape="id3" draw:start-glue-point="2" draw:end-shape="id8" draw:end-glue-point="3" svg:d="M8859 12790c0 672 2630 1008 7892 1008" svg:viewBox="0 0 7893 1009">
          <text:p/>
        </draw:connector>
        <draw:custom-shape draw:style-name="gr6" draw:text-style-name="P7" xml:id="id33" draw:id="id33" draw:layer="layout" svg:width="3.489cm" svg:height="0.775cm" svg:x="21.401cm" svg:y="7.91cm">
          <text:p text:style-name="P1"><text:span text:style-name="T3">Raw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28" draw:id="id28" draw:layer="layout" svg:width="3.489cm" svg:height="0.775cm" svg:x="21.402cm" svg:y="10.36cm">
          <text:p text:style-name="P1"><text:span text:style-name="T4">Superpr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29" draw:id="id29" draw:layer="layout" svg:width="3.488cm" svg:height="0.775cm" svg:x="21.403cm" svg:y="11.61cm">
          <text:p text:style-name="P1"><text:span text:style-name="T4">Grap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9" draw:id="id9" draw:layer="layout" svg:width="3.489cm" svg:height="0.774cm" svg:x="21.402cm" svg:y="6.762cm">
          <text:p text:style-name="P1"><text:span text:style-name="T3">Location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19.19cm" svg:y1="7.157cm" svg:x2="21.402cm" svg:y2="7.149cm" draw:start-shape="id4" draw:start-glue-point="1" draw:end-shape="id9" draw:end-glue-point="3" svg:d="M19190 7157c1659 0 553-8 2212-8" svg:viewBox="0 0 2213 9">
          <text:p/>
        </draw:connector>
        <draw:custom-shape draw:style-name="gr7" draw:text-style-name="P9" xml:id="id10" draw:id="id10" draw:layer="layout" svg:width="3.489cm" svg:height="0.774cm" svg:x="3.302cm" svg:y="6.77cm">
          <text:p text:style-name="P1"><text:span text:style-name="T3">Location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791cm" svg:y1="7.157cm" svg:x2="8.316cm" svg:y2="7.157cm" draw:start-shape="id10" draw:start-glue-point="1" draw:end-shape="id1" draw:end-glue-point="3" svg:d="M6791 7157h1525" svg:viewBox="0 0 1526 1">
          <text:p/>
        </draw:connector>
        <draw:connector draw:style-name="gr8" draw:text-style-name="P6" xml:id="id11" draw:id="id11" draw:layer="layout" draw:type="curve" svg:x1="5.004cm" svg:y1="12.79cm" svg:x2="5.004cm" svg:y2="12.79cm" draw:start-shape="id2" draw:start-glue-point="2" draw:end-shape="id2" draw:end-glue-point="2" svg:d="M5004 12790z" svg:viewBox="0 0 1 1">
          <text:p/>
        </draw:connector>
        <draw:connector draw:style-name="gr9" draw:text-style-name="P6" draw:layer="layout" draw:type="curve" svg:x1="5.004cm" svg:y1="12.79cm" svg:x2="5.005cm" svg:y2="13.411cm" draw:start-shape="id11" draw:start-glue-point="0" draw:end-shape="id12" draw:end-glue-point="0" svg:d="M5004 12790c1 0 1 207 1 621" svg:viewBox="0 0 2 622">
          <text:p/>
        </draw:connector>
        <draw:connector draw:style-name="gr9" draw:text-style-name="P6" draw:layer="layout" draw:type="curve" svg:x1="18.495cm" svg:y1="12.79cm" svg:x2="18.495cm" svg:y2="13.411cm" draw:start-shape="id5" draw:start-glue-point="2" draw:end-shape="id8" draw:end-glue-point="0" svg:d="M18495 12790v621" svg:viewBox="0 0 1 622">
          <text:p/>
        </draw:connector>
        <draw:custom-shape draw:style-name="gr10" draw:text-style-name="P10" xml:id="id18" draw:id="id18" draw:layer="layout" svg:width="3.488cm" svg:height="1.575cm" svg:x="26.9cm" svg:y="6.37cm">
          <text:p text:style-name="P1"><text:span text:style-name="T1">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5.005cm" svg:y1="14.186cm" svg:x2="5.006cm" svg:y2="14.574cm" draw:start-shape="id12" draw:start-glue-point="2" draw:end-shape="id13" draw:end-glue-point="0" svg:d="M5005 14186v194h1v194" svg:viewBox="0 0 2 389">
          <text:p/>
        </draw:connector>
        <draw:connector draw:style-name="gr11" draw:text-style-name="P1" draw:layer="layout" svg:x1="5.006cm" svg:y1="15.349cm" svg:x2="5.004cm" svg:y2="15.736cm" draw:start-shape="id13" draw:start-glue-point="2" draw:end-shape="id7" draw:end-glue-point="0" svg:d="M5006 15349v194h-2v193" svg:viewBox="0 0 3 388">
          <text:p/>
        </draw:connector>
        <draw:connector draw:style-name="gr11" draw:text-style-name="P1" draw:layer="layout" svg:x1="5.004cm" svg:y1="16.51cm" svg:x2="5.007cm" svg:y2="16.963cm" draw:start-shape="id7" draw:start-glue-point="2" draw:end-shape="id14" draw:end-glue-point="0" svg:d="M5004 16510v227h3v226" svg:viewBox="0 0 4 454">
          <text:p/>
        </draw:connector>
        <draw:connector draw:style-name="gr11" draw:text-style-name="P1" draw:layer="layout" svg:x1="5.007cm" svg:y1="17.737cm" svg:x2="5.008cm" svg:y2="18.126cm" draw:start-shape="id14" draw:start-glue-point="2" draw:end-shape="id15" draw:end-glue-point="0" svg:d="M5007 17737v195h1v194" svg:viewBox="0 0 2 390">
          <text:p/>
        </draw:connector>
        <draw:connector draw:style-name="gr11" draw:text-style-name="P1" draw:layer="layout" svg:x1="18.495cm" svg:y1="14.186cm" svg:x2="18.495cm" svg:y2="14.574cm" draw:start-shape="id8" draw:start-glue-point="2" draw:end-shape="id16" draw:end-glue-point="0" svg:d="M18495 14186v388" svg:viewBox="0 0 1 389">
          <text:p/>
        </draw:connector>
        <draw:connector draw:style-name="gr11" draw:text-style-name="P1" draw:layer="layout" svg:x1="18.495cm" svg:y1="15.349cm" svg:x2="18.495cm" svg:y2="16.899cm" draw:start-shape="id16" draw:start-glue-point="2" draw:end-shape="id17" draw:end-glue-point="0" svg:d="M18495 15349v1550" svg:viewBox="0 0 1 1551">
          <text:p/>
        </draw:connector>
        <draw:connector draw:style-name="gr12" draw:text-style-name="P6" draw:layer="layout" draw:type="curve" svg:x1="12.713cm" svg:y1="12.791cm" svg:x2="16.751cm" svg:y2="14.961cm" draw:start-shape="id6" draw:start-glue-point="2" draw:end-shape="id16" draw:end-glue-point="3" svg:d="M12713 12791c0 1447 1346 2170 4038 2170" svg:viewBox="0 0 4039 2171">
          <text:p/>
        </draw:connector>
        <draw:connector draw:style-name="gr12" draw:text-style-name="P6" draw:layer="layout" draw:type="curve" draw:line-skew="-1.518cm" svg:x1="17.445cm" svg:y1="6.382cm" svg:x2="28.644cm" svg:y2="6.37cm" draw:start-shape="id4" draw:start-glue-point="0" draw:end-shape="id18" draw:end-glue-point="0" svg:d="M17445 6382c0-3048 11199-3042 11199-12" svg:viewBox="0 0 11200 2286">
          <text:p/>
        </draw:connector>
        <draw:custom-shape draw:style-name="gr2" draw:text-style-name="P3" xml:id="id19" draw:id="id19" draw:layer="layout" svg:width="3.489cm" svg:height="0.774cm" svg:x="3.264cm" svg:y="19.339cm">
          <text:p text:style-name="P1"><text:span text:style-name="T3">Pro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5.008cm" svg:y1="18.9cm" svg:x2="5.008cm" svg:y2="19.339cm" draw:start-shape="id15" draw:start-glue-point="2" draw:end-shape="id19" draw:end-glue-point="0" svg:d="M5008 18900v439" svg:viewBox="0 0 1 440">
          <text:p/>
        </draw:connector>
        <draw:custom-shape draw:style-name="gr2" draw:text-style-name="P3" xml:id="id20" draw:id="id20" draw:layer="layout" svg:width="3.489cm" svg:height="0.774cm" svg:x="16.751cm" svg:y="18.064cm">
          <text:p text:style-name="P1"><text:span text:style-name="T3">Docu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1" draw:id="id21" draw:layer="layout" svg:width="3.489cm" svg:height="0.774cm" svg:x="16.751cm" svg:y="19.227cm">
          <text:p text:style-name="P1"><text:span text:style-name="T3">Pro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8.495cm" svg:y1="18.838cm" svg:x2="18.495cm" svg:y2="19.227cm" draw:start-shape="id20" draw:start-glue-point="2" draw:end-shape="id21" draw:end-glue-point="0" svg:d="M18495 18838v389" svg:viewBox="0 0 1 390">
          <text:p/>
        </draw:connector>
        <draw:custom-shape draw:style-name="gr2" draw:text-style-name="P3" xml:id="id22" draw:id="id22" draw:layer="layout" svg:width="3.489cm" svg:height="0.774cm" svg:x="16.751cm" svg:y="20.44cm">
          <text:p text:style-name="P1"><text:span text:style-name="T3">Ev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18.495cm" svg:y1="20.001cm" svg:x2="18.495cm" svg:y2="20.44cm" draw:start-shape="id21" draw:start-glue-point="2" draw:end-shape="id22" draw:end-glue-point="0" svg:d="M18495 20001v439" svg:viewBox="0 0 1 440">
          <text:p/>
        </draw:connector>
        <draw:connector draw:style-name="gr13" draw:text-style-name="P6" draw:layer="layout" draw:type="curve" svg:x1="18.495cm" svg:y1="18.064cm" svg:x2="18.495cm" svg:y2="17.674cm" draw:start-shape="id20" draw:start-glue-point="0" draw:end-shape="id17" draw:end-glue-point="2" svg:d="M18495 18064v-390" svg:viewBox="0 0 1 391">
          <text:p/>
        </draw:connector>
        <draw:custom-shape draw:style-name="gr14" draw:text-style-name="P11" xml:id="id23" draw:id="id23" draw:layer="layout" svg:width="3.489cm" svg:height="0.775cm" svg:x="26.9cm" svg:y="8.725cm">
          <text:p text:style-name="P1"><text:span text:style-name="T3">Table Disp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28.644cm" svg:y1="7.945cm" svg:x2="28.644cm" svg:y2="8.725cm" draw:start-shape="id18" draw:start-glue-point="2" draw:end-shape="id23" draw:end-glue-point="0" svg:d="M28644 7945v780" svg:viewBox="0 0 1 781">
          <text:p/>
        </draw:connector>
        <draw:custom-shape draw:style-name="gr15" draw:text-style-name="P12" xml:id="id24" draw:id="id24" draw:layer="layout" svg:width="3.489cm" svg:height="0.775cm" svg:x="26.9cm" svg:y="9.925cm">
          <text:p text:style-name="P1"><text:span text:style-name="T3">Data Ed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28.644cm" svg:y1="9.925cm" svg:x2="28.644cm" svg:y2="9.5cm" draw:start-shape="id24" draw:start-glue-point="0" draw:end-shape="id23" draw:end-glue-point="2" svg:d="M28644 9925v-425" svg:viewBox="0 0 1 426">
          <text:p/>
        </draw:connector>
        <draw:custom-shape draw:style-name="gr14" draw:text-style-name="P11" xml:id="id25" draw:id="id25" draw:layer="layout" svg:width="3.489cm" svg:height="0.775cm" svg:x="26.9cm" svg:y="11.125cm">
          <text:p text:style-name="P1"><text:span text:style-name="T3">CSV Ex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28.644cm" svg:y1="10.7cm" svg:x2="28.644cm" svg:y2="11.125cm" draw:start-shape="id24" draw:start-glue-point="2" draw:end-shape="id25" draw:end-glue-point="0" svg:d="M28644 10700v425" svg:viewBox="0 0 1 426">
          <text:p/>
        </draw:connector>
        <draw:custom-shape draw:style-name="gr14" draw:text-style-name="P11" draw:layer="layout" svg:width="3.489cm" svg:height="0.775cm" svg:x="26.9cm" svg:y="9.925cm">
          <text:p text:style-name="P1"><text:span text:style-name="T3">Data Ed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26" draw:id="id26" draw:layer="layout" svg:width="3.488cm" svg:height="1.575cm" svg:x="26.9cm" svg:y="18.1cm">
          <text:p text:style-name="P1"><text:span text:style-name="T1">Gazet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xml:id="id27" draw:id="id27" draw:layer="layout" svg:width="3.489cm" svg:height="0.775cm" svg:x="26.9cm" svg:y="20.455cm">
          <text:p text:style-name="P1"><text:span text:style-name="T3">Ev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28.644cm" svg:y1="19.675cm" svg:x2="28.644cm" svg:y2="20.455cm" draw:start-shape="id26" draw:start-glue-point="2" draw:end-shape="id27" draw:end-glue-point="0" svg:d="M28644 19675v780" svg:viewBox="0 0 1 781">
          <text:p/>
        </draw:connector>
        <draw:connector draw:style-name="gr18" draw:text-style-name="P6" draw:layer="layout" draw:type="curve" svg:x1="26.9cm" svg:y1="18.887cm" svg:x2="20.24cm" svg:y2="20.827cm" draw:start-shape="id26" draw:start-glue-point="3" draw:end-shape="id22" draw:end-glue-point="1" svg:d="M26900 18887c-4995 0-1665 1940-6660 1940" svg:viewBox="0 0 6661 1941">
          <text:p/>
        </draw:connector>
        <draw:custom-shape draw:style-name="gr6" draw:text-style-name="P8" xml:id="id30" draw:id="id30" draw:layer="layout" svg:width="3.488cm" svg:height="0.775cm" svg:x="21.404cm" svg:y="12.81cm">
          <text:p text:style-name="P1"><text:span text:style-name="T4">Expo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curve" svg:x1="23.146cm" svg:y1="11.135cm" svg:x2="23.147cm" svg:y2="11.61cm" draw:start-shape="id28" draw:start-glue-point="2" draw:end-shape="id29" draw:end-glue-point="0" svg:d="M23146 11135c0 355 1 118 1 475" svg:viewBox="0 0 2 476">
          <text:p/>
        </draw:connector>
        <draw:connector draw:style-name="gr13" draw:text-style-name="P6" draw:layer="layout" draw:type="curve" svg:x1="23.147cm" svg:y1="12.385cm" svg:x2="23.148cm" svg:y2="12.81cm" draw:start-shape="id29" draw:start-glue-point="2" draw:end-shape="id30" draw:end-glue-point="0" svg:d="M23147 12385c0 318 1 106 1 425" svg:viewBox="0 0 2 426">
          <text:p/>
        </draw:connector>
        <draw:custom-shape draw:style-name="gr19" draw:text-style-name="P3" xml:id="id31" draw:id="id31" draw:layer="layout" svg:width="3.489cm" svg:height="0.774cm" svg:x="3.264cm" svg:y="20.54cm">
          <text:p text:style-name="P1"><text:span text:style-name="T3">Ev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5.008cm" svg:y1="20.113cm" svg:x2="5.008cm" svg:y2="20.54cm" draw:start-shape="id19" draw:start-glue-point="2" draw:end-shape="id31" draw:end-glue-point="0" svg:d="M5008 20113v427" svg:viewBox="0 0 1 428">
          <text:p/>
        </draw:connector>
        <draw:custom-shape draw:style-name="gr20" draw:text-style-name="P9" xml:id="id32" draw:id="id32" draw:layer="layout" svg:width="3.489cm" svg:height="0.774cm" svg:x="3.302cm" svg:y="5.571cm">
          <text:p text:style-name="P1"><text:span text:style-name="T3">De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s" svg:x1="8.316cm" svg:y1="7.157cm" svg:x2="6.791cm" svg:y2="5.958cm" draw:start-shape="id1" draw:start-glue-point="3" draw:end-shape="id32" draw:end-glue-point="1" svg:d="M8316 7157h-501l-523-1199h-501" svg:viewBox="0 0 1526 1200">
          <text:p/>
        </draw:connector>
        <draw:connector draw:style-name="gr8" draw:text-style-name="P6" draw:layer="layout" draw:type="lines" svg:x1="19.19cm" svg:y1="7.157cm" svg:x2="21.401cm" svg:y2="8.297cm" draw:start-shape="id4" draw:start-glue-point="1" draw:end-shape="id33" draw:end-glue-point="3" svg:d="M19190 7157h501l1208 1140h502" svg:viewBox="0 0 2212 1141">
          <text:p/>
        </draw:connector>
        <draw:connector draw:style-name="gr8" draw:text-style-name="P6" draw:layer="layout" draw:type="lines" svg:x1="19.19cm" svg:y1="7.157cm" svg:x2="21.402cm" svg:y2="10.747cm" draw:start-shape="id4" draw:start-glue-point="1" draw:end-shape="id28" draw:end-glue-point="3" svg:d="M19190 7157h501l1209 3590h502" svg:viewBox="0 0 2213 3591">
          <text:p/>
        </draw:connector>
        <draw:custom-shape draw:style-name="gr20" draw:text-style-name="P9" xml:id="id34" draw:id="id34" draw:layer="layout" svg:width="3.489cm" svg:height="0.774cm" svg:x="21.411cm" svg:y="5.572cm">
          <text:p text:style-name="P1"><text:span text:style-name="T3">De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s" svg:x1="19.19cm" svg:y1="7.157cm" svg:x2="21.411cm" svg:y2="5.959cm" draw:start-shape="id4" draw:start-glue-point="1" draw:end-shape="id34" draw:end-glue-point="3" svg:d="M19190 7157h501l1218-1198h502" svg:viewBox="0 0 2222 1199">
          <text:p/>
        </draw:connector>
        <draw:custom-shape draw:style-name="gr21" draw:text-style-name="P7" xml:id="id37" draw:id="id37" draw:layer="layout" svg:width="3.489cm" svg:height="0.775cm" svg:x="21.401cm" svg:y="9.11cm">
          <text:p text:style-name="P1"><text:span text:style-name="T3">Raw Form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xml:id="id35" draw:id="id35" draw:layer="layout" svg:width="3.489cm" svg:height="0.775cm" svg:x="16.752cm" svg:y="21.7cm">
          <text:p text:style-name="P1"><text:span text:style-name="T3">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xml:id="id36" draw:id="id36" draw:layer="layout" svg:width="3.489cm" svg:height="0.775cm" svg:x="16.752cm" svg:y="22.9cm">
          <text:p text:style-name="P1"><text:span text:style-name="T3">Proc param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8.495cm" svg:y1="21.214cm" svg:x2="18.496cm" svg:y2="21.7cm" draw:start-shape="id22" draw:start-glue-point="2" draw:end-shape="id35" draw:end-glue-point="0" svg:d="M18495 21214l1 486" svg:viewBox="0 0 2 487">
          <text:p/>
        </draw:connector>
        <draw:connector draw:style-name="gr8" draw:text-style-name="P6" draw:layer="layout" draw:type="line" svg:x1="18.496cm" svg:y1="22.475cm" svg:x2="18.496cm" svg:y2="22.9cm" draw:start-shape="id35" draw:start-glue-point="2" draw:end-shape="id36" draw:end-glue-point="0" svg:d="M18496 22475v425" svg:viewBox="0 0 1 426">
          <text:p/>
        </draw:connector>
        <draw:connector draw:style-name="gr8" draw:text-style-name="P6" draw:layer="layout" draw:type="line" svg:x1="23.145cm" svg:y1="8.685cm" svg:x2="23.145cm" svg:y2="9.11cm" draw:start-shape="id33" draw:start-glue-point="2" draw:end-shape="id37" draw:end-glue-point="0" svg:d="M23145 8685v425" svg:viewBox="0 0 1 426">
          <text:p/>
        </draw:connector>
        <draw:custom-shape draw:style-name="gr20" draw:text-style-name="P9" draw:layer="layout" svg:width="3.489cm" svg:height="0.774cm" svg:x="3.311cm" svg:y="4.3cm">
          <text:p text:style-name="P1"><text:span text:style-name="T3">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3.489cm" svg:height="0.774cm" svg:x="21.411cm" svg:y="4.426cm">
          <text:p text:style-name="P1"><text:span text:style-name="T3">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s" svg:x1="8.316cm" svg:y1="7.157cm" svg:x2="6.792cm" svg:y2="4.659cm" draw:start-shape="id1" draw:start-glue-point="3" svg:d="M8316 7157h-501l-1023-2498" svg:viewBox="0 0 1525 2499">
          <text:p/>
        </draw:connector>
        <draw:connector draw:style-name="gr8" draw:text-style-name="P6" draw:layer="layout" draw:type="lines" svg:x1="19.19cm" svg:y1="7.157cm" svg:x2="21.412cm" svg:y2="4.859cm" draw:start-shape="id4" draw:start-glue-point="1" svg:d="M19190 7157h501l1721-2298" svg:viewBox="0 0 2223 2299">
          <text:p/>
        </draw:connector>
        <draw:frame draw:style-name="gr22" draw:text-style-name="P16" draw:layer="layout" svg:width="8.2cm" svg:height="1.9cm" draw:transform="rotate (1.5707963267949) translate (0.9cm 20.8cm)">
          <draw:text-box>
            <text:p text:style-name="P15"><text:span text:style-name="T5">metadata</text:span></text:p>
          </draw:text-box>
        </draw:frame>
        <draw:frame draw:style-name="gr23" draw:text-style-name="P18" draw:layer="layout" svg:width="6.5cm" svg:height="1.6cm" svg:x="17.3cm" svg:y="2.3cm">
          <draw:text-box>
            <text:p text:style-name="P17"><text:span text:style-name="T6">automatic</text:span></text:p>
          </draw:text-box>
        </draw:frame>
        <draw:frame draw:style-name="gr23" draw:text-style-name="P18" draw:layer="layout" svg:width="6.5cm" svg:height="1.6cm" svg:x="25cm" svg:y="2.3cm">
          <draw:text-box>
            <text:p text:style-name="P17"><text:span text:style-name="T6">manual</text:span></text:p>
          </draw:text-box>
        </draw:frame>
        <draw:frame draw:style-name="gr23" draw:text-style-name="P18" draw:layer="layout" svg:width="5.5cm" svg:height="2.571cm" svg:x="25.9cm" svg:y="14.9cm">
          <draw:text-box>
            <text:p text:style-name="P17"><text:span text:style-name="T6">human agenda</text:span></text:p>
          </draw:text-box>
        </draw:frame>
        <draw:frame draw:style-name="gr24" draw:text-style-name="P20" draw:layer="layout" svg:width="12.7cm" svg:height="2.1cm" svg:x="17.6cm" svg:y="0.8cm">
          <draw:text-box>
            <text:p text:style-name="P19"><text:span text:style-name="T5">data stream</text:span></text:p>
          </draw:text-box>
        </draw:frame>
        <draw:frame draw:style-name="gr25" draw:text-style-name="P20" draw:layer="layout" svg:width="9.5cm" svg:height="2.4cm" svg:x="8.8cm" svg:y="3.7cm">
          <draw:text-box>
            <text:p text:style-name="P19"><text:span text:style-name="T5">network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halkduster" svg:font-family="Chalkduster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François Beauducel</meta:initial-creator>
    <meta:creation-date>2014-08-02T13:44:22.976587000</meta:creation-date>
    <dc:date>2022-11-29T09:42:54.852857625</dc:date>
    <dc:creator>François Beauducel</dc:creator>
    <meta:editing-duration>PT14H2M29S</meta:editing-duration>
    <meta:editing-cycles>26</meta:editing-cycles>
    <meta:generator>LibreOffice/7.3.2.2$MacOSX_X86_64 LibreOffice_project/49f2b1bff42cfccbd8f788c8dc32c1c309559be0</meta:generator>
    <meta:document-statistic meta:object-count="86"/>
  </office:meta>
</office:document-meta>
</file>